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ikkoraportti 3</text:p>
      <text:p text:style-name="Standard"/>
      <text:p text:style-name="Standard"/>
      <text:p text:style-name="Standard"><text:tab/>Tällä viikolla tuli suhteellisen reippaasti kirjoitettua ohjelman perustoiminnallisuuteen liittyvää koodia. Lisätty tiedostonlukija, tekstipohjainen "käyttöliittymä", sekä puretun koodin manuaalisen jatkojalostamisen toiminnallisuus.</text:p>
      <text:p text:style-name="Standard"/>
      <text:p text:style-name="Standard"><text:tab/>Erityisen paljon mutkia tuli matkaan puretun koodin jatkojalostamisessa, erittäin monia asioita piti ottaa huomioon, ettei esimerkiksi kirjainta korvata tietyllä kirjaimella niin, että lopullisen kirjaimen kokonaismäärä kasvaa, vaan korvataan sellaisella kirjaimella joka ei aiheuta lisäkonflikteja. Näitä konflikteja purkaessa meni niin paljon aikaa, etten ehtinyt omien tietorakenteiden toteutusta ennen palautksia aloittamaan.</text:p>
      <text:p text:style-name="Standard"/>
      <text:p text:style-name="Standard"><text:tab/>Ohjaajilta olisin toivonut aiemmin tietoja viikon ohjausajoista, jotta niihin voisi varautua, ja varata ajan kalenterista hyvissä ajoin, jolloin pääsisi myös ohjausta hyödyntämään.</text:p>
      <text:p text:style-name="Standard"/>
      <text:p text:style-name="Standard"><text:tab/>Seuraavaksi projektissa alkaa omien tietorakenteiden luomi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6S</meta:editing-duration>
    <meta:editing-cycles>3</meta:editing-cycles>
    <meta:generator>OpenOffice/4.0.1$Win32 OpenOffice.org_project/401m5$Build-9714</meta:generator>
    <dc:date>2015-08-13T21:57:00.54</dc:date>
    <meta:document-statistic meta:table-count="0" meta:image-count="0" meta:object-count="0" meta:page-count="1" meta:paragraph-count="5" meta:word-count="99" meta:character-count="924"/>
    <dc:creator>Tony Leppäkoski</dc:creator>
    <meta:user-defined meta:name="Info 1"/>
    <meta:user-defined meta:name="Info 2"/>
    <meta:user-defined meta:name="Info 3"/>
    <meta:user-defined meta:name="Info 4"/>
  </office:meta>
</office:document-meta>
</file>